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8f486a" style:font-size-asian="9.60000038146973pt" style:font-size-complex="11pt"/>
    </style:style>
    <style:style style:name="P2" style:family="paragraph" style:parent-style-name="Table_20_Heading">
      <style:paragraph-properties fo:text-align="start" style:justify-single-word="false"/>
      <style:text-properties officeooo:paragraph-rsid="0012030e"/>
    </style:style>
    <style:style style:name="P3" style:family="paragraph" style:parent-style-name="Table_20_Heading">
      <style:paragraph-properties fo:text-align="start" style:justify-single-word="false"/>
      <style:text-properties officeooo:paragraph-rsid="00134944"/>
    </style:style>
    <style:style style:name="P4" style:family="paragraph" style:parent-style-name="Table_20_Heading">
      <style:paragraph-properties fo:text-align="start" style:justify-single-word="false"/>
      <style:text-properties officeooo:paragraph-rsid="008f486a"/>
    </style:style>
    <style:style style:name="P5" style:family="paragraph" style:parent-style-name="Text_20_body">
      <style:paragraph-properties fo:text-align="start" style:justify-single-word="false"/>
      <style:text-properties officeooo:paragraph-rsid="008f486a"/>
    </style:style>
    <style:style style:name="P6" style:family="paragraph" style:parent-style-name="Body">
      <style:text-properties style:font-name="Times New Roman" fo:font-size="10pt" fo:language="en" fo:country="US" officeooo:paragraph-rsid="008f486a" style:font-size-asian="10pt" style:font-size-complex="10pt"/>
    </style:style>
    <style:style style:name="P7" style:family="paragraph" style:parent-style-name="Text_20_body">
      <style:text-properties style:font-name="Times New Roman" fo:font-size="10pt" fo:language="en" fo:country="US" officeooo:paragraph-rsid="008f486a" style:font-size-asian="10pt" style:font-size-complex="10pt"/>
    </style:style>
    <style:style style:name="P8" style:family="paragraph" style:parent-style-name="Body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9" style:family="paragraph" style:parent-style-name="Text_20_body">
      <style:text-properties style:font-name="Times New Roman" fo:font-size="11pt" fo:language="en" fo:country="US" officeooo:paragraph-rsid="008f486a" style:font-size-asian="9.60000038146973pt" style:font-size-complex="11pt"/>
    </style:style>
    <style:style style:name="P10" style:family="paragraph" style:parent-style-name="Body">
      <style:text-properties officeooo:paragraph-rsid="008f486a"/>
    </style:style>
    <style:style style:name="P11" style:family="paragraph" style:parent-style-name="Text_20_body">
      <style:text-properties officeooo:paragraph-rsid="008f486a"/>
    </style:style>
    <style:style style:name="P12" style:family="paragraph" style:parent-style-name="Text_20_body">
      <style:text-properties fo:font-size="10pt" officeooo:paragraph-rsid="008f486a" style:font-size-asian="10pt" style:font-size-complex="10pt"/>
    </style:style>
    <style:style style:name="P13" style:family="paragraph" style:parent-style-name="Text_20_body">
      <style:text-properties fo:font-size="10pt" fo:language="en" fo:country="US" officeooo:paragraph-rsid="008f486a" style:font-size-asian="10pt" style:font-size-complex="10pt"/>
    </style:style>
    <style:style style:name="P14" style:family="paragraph" style:parent-style-name="Body" style:list-style-name="WW8Num1">
      <style:text-properties officeooo:paragraph-rsid="008f486a"/>
    </style:style>
    <style:style style:name="P15" style:family="paragraph" style:parent-style-name="Body" style:list-style-name="WW8Num1">
      <style:text-properties style:font-name="Times New Roman" fo:font-size="10pt" fo:language="en" fo:country="US" officeooo:paragraph-rsid="008f486a" style:font-size-asian="10pt" style:font-size-complex="10pt"/>
    </style:style>
    <style:style style:name="P16" style:family="paragraph" style:parent-style-name="Body" style:list-style-name="WW8Num1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17" style:family="paragraph" style:parent-style-name="Heading_20_2">
      <style:text-properties officeooo:paragraph-rsid="008f486a"/>
    </style:style>
    <style:style style:name="P18" style:family="paragraph" style:parent-style-name="Heading_20_3">
      <style:text-properties officeooo:paragraph-rsid="008f486a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8f486a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8f486a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paragraph-rsid="008f486a"/>
    </style:style>
    <style:style style:name="P22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8f486a" style:font-size-asian="10pt" style:font-size-complex="10pt"/>
    </style:style>
    <style:style style:name="P23" style:family="paragraph" style:parent-style-name="Text_20_body" style:list-style-name="L3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f486a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officeooo:rsid="00821617" style:font-name-complex="Times New Roman"/>
    </style:style>
    <style:style style:name="T4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5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7" style:family="text">
      <style:text-properties style:font-name="Times New Roman" fo:language="en" fo:country="US" fo:font-style="italic" officeooo:rsid="008e742a" style:font-style-asian="italic" style:font-name-complex="Times New Roman" style:font-style-complex="italic"/>
    </style:style>
    <style:style style:name="T8" style:family="text">
      <style:text-properties style:font-name="Times New Roman" fo:font-size="10pt" fo:language="en" fo:country="US" style:font-size-asian="10pt" style:font-size-complex="10pt"/>
    </style:style>
    <style:style style:name="T9" style:family="text">
      <style:text-properties style:font-name="Times New Roman" fo:font-size="10pt" fo:language="en" fo:country="US" officeooo:rsid="00cf2022" style:font-size-asian="10pt" style:font-size-complex="10pt"/>
    </style:style>
    <style:style style:name="T10" style:family="text">
      <style:text-properties style:font-name="Times New Roman" fo:font-size="10pt" fo:language="en" fo:country="US" officeooo:rsid="003ee36a" style:font-size-asian="10pt" style:font-size-complex="10pt"/>
    </style:style>
    <style:style style:name="T11" style:family="text">
      <style:text-properties style:font-name="Times New Roman" fo:font-size="10pt" fo:language="en" fo:country="US" officeooo:rsid="00d0f9f8" style:font-size-asian="10pt" style:font-size-complex="10pt"/>
    </style:style>
    <style:style style:name="T12" style:family="text">
      <style:text-properties style:font-name="Times New Roman" fo:font-size="10pt" fo:language="en" fo:country="US" officeooo:rsid="00cfc09d" style:font-size-asian="10pt" style:font-size-complex="10pt"/>
    </style:style>
    <style:style style:name="T13" style:family="text">
      <style:text-properties style:font-name="Times New Roman" fo:font-size="10pt" fo:language="en" fo:country="US" officeooo:rsid="001f7cea" style:font-size-asian="10pt" style:font-size-complex="10pt"/>
    </style:style>
    <style:style style:name="T14" style:family="text">
      <style:text-properties style:font-name="Times New Roman" fo:font-size="10pt" fo:language="en" fo:country="US" officeooo:rsid="007000c9" style:font-size-asian="10pt" style:font-size-complex="10pt"/>
    </style:style>
    <style:style style:name="T15" style:family="text">
      <style:text-properties style:font-name="Times New Roman" fo:font-size="10pt" fo:language="en" fo:country="US" officeooo:rsid="000b506f" style:font-size-asian="10pt" style:font-size-complex="10pt"/>
    </style:style>
    <style:style style:name="T16" style:family="text">
      <style:text-properties style:font-name="Times New Roman" fo:font-size="10pt" fo:language="en" fo:country="US" officeooo:rsid="006180c0" style:font-size-asian="10pt" style:font-size-complex="10pt"/>
    </style:style>
    <style:style style:name="T17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8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19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20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21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23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24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25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27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28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29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30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2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3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35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36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37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39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40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41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42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43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4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4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47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48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81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8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officeooo:rsid="00c792e7"/>
    </style:style>
    <style:style style:name="T84" style:family="text">
      <style:text-properties fo:font-style="italic" officeooo:rsid="00c792e7" style:font-style-asian="italic" style:font-style-complex="italic"/>
    </style:style>
    <style:style style:name="T85" style:family="text">
      <style:text-properties fo:font-style="italic" officeooo:rsid="00cc0d54" style:font-style-asian="italic" style:font-style-complex="italic"/>
    </style:style>
    <style:style style:name="T86" style:family="text">
      <style:text-properties fo:font-style="italic" officeooo:rsid="00ccbf6f" style:font-style-asian="italic" style:font-style-complex="italic"/>
    </style:style>
    <style:style style:name="T87" style:family="text">
      <style:text-properties fo:font-style="italic" officeooo:rsid="00c8a86b" style:font-style-asian="italic" style:font-style-complex="italic"/>
    </style:style>
    <style:style style:name="T88" style:family="text">
      <style:text-properties fo:font-style="italic" officeooo:rsid="00ca266d" style:font-style-asian="italic" style:font-style-complex="italic"/>
    </style:style>
    <style:style style:name="T89" style:family="text">
      <style:text-properties officeooo:rsid="00cfc09d"/>
    </style:style>
    <style:style style:name="T90" style:family="text">
      <style:text-properties officeooo:rsid="00c8a86b"/>
    </style:style>
    <style:style style:name="T91" style:family="text">
      <style:text-properties officeooo:rsid="00cc0d54"/>
    </style:style>
    <style:style style:name="T92" style:family="text">
      <style:text-properties officeooo:rsid="00ccbf6f"/>
    </style:style>
    <style:style style:name="T93" style:family="text">
      <style:text-properties style:text-underline-style="none"/>
    </style:style>
    <style:style style:name="T94" style:family="text">
      <style:text-properties style:text-underline-style="none" officeooo:rsid="001d4365"/>
    </style:style>
    <style:style style:name="T95" style:family="text">
      <style:text-properties officeooo:rsid="0090bfeb"/>
    </style:style>
    <style:style style:name="T96" style:family="text">
      <style:text-properties officeooo:rsid="0092ba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one"><text:span text:style-name="T2">Tiffany Timbric</text:span></text:span><text:span text:style-name="None"><text:span text:style-name="T4"> </text:span></text:span><text:span text:style-name="Internet_20_link"><text:span text:style-name="T5">(tiffany.timbric@gmail.com)</text:span></text:span></text:p>
      <text:p text:style-name="P2"><text:span text:style-name="None"><text:span text:style-name="T2">Enterprise Backend Software </text:span></text:span><text:span text:style-name="None"><text:span text:style-name="T3">Developer </text:span></text:span><text:span text:style-name="None"><text:span text:style-name="T6">(</text:span></text:span><text:span text:style-name="None"><text:span text:style-name="T7">computer programmer / </text:span></text:span><text:span text:style-name="None"><text:span text:style-name="T6">code author)</text:span></text:span></text:p>
      <text:p text:style-name="P4"><text:span text:style-name="Hyperlink.0"><text:span text:style-name="T81"/></text:span></text:p>
      <text:p text:style-name="P11"><text:span text:style-name="None"><text:span text:style-name="T9">S</text:span></text:span><text:span text:style-name="None"><text:span text:style-name="T10">enior enterprise backend software developer passionate about code, </text:span></text:span><text:span text:style-name="None"><text:span text:style-name="T11">both functional and imperative</text:span></text:span><text:span text:style-name="None"><text:span text:style-name="T10">: I write mission-critical system backends across many domains, financial, transportation, telecommunications, e-commerce, defense, etc. <text:s/></text:span></text:span><text:span text:style-name="None"><text:span text:style-name="T11">I s</text:span></text:span><text:span text:style-name="None"><text:span text:style-name="T10">tart</text:span></text:span><text:span text:style-name="None"><text:span text:style-name="T11">ed</text:span></text:span><text:span text:style-name="None"><text:span text:style-name="T10"> at Sun Microsystems, Inc. assist</text:span></text:span><text:span text:style-name="None"><text:span text:style-name="T11">ing</text:span></text:span><text:span text:style-name="None"><text:span text:style-name="T10"> their </text:span></text:span><text:span text:style-name="None"><text:span text:style-name="T11">top </text:span></text:span><text:span text:style-name="None"><text:span text:style-name="T10">clients in </text:span></text:span><text:span text:style-name="None"><text:span text:style-name="T12">implementation of JEE</text:span></text:span><text:span text:style-name="None"><text:span text:style-name="T10"> </text:span></text:span><text:span text:style-name="None"><text:span text:style-name="T12">patterns </text:span></text:span><text:span text:style-name="None"><text:span text:style-name="T11">with</text:span></text:span><text:span text:style-name="None"><text:span text:style-name="T12"> code quality. <text:s/>Mo</text:span></text:span><text:span text:style-name="None"><text:span text:style-name="T11">re</text:span></text:span><text:span text:style-name="None"><text:span text:style-name="T12"> recently I used AWS, Serverless, Spring, </text:span></text:span><text:span text:style-name="None"><text:span text:style-name="T11">Network </text:span></text:span><text:span text:style-name="None"><text:span text:style-name="T12">Bulkheads, </text:span></text:span><text:span text:style-name="None"><text:span text:style-name="T11">Java </text:span></text:span><text:span text:style-name="None"><text:span text:style-name="T12">Optional, Reactive eXtensions, </text:span></text:span><text:span text:style-name="None"><text:span text:style-name="T11">NoSQL</text:span></text:span><text:span text:style-name="None"><text:span text:style-name="T12"> to design and author reliable </text:span></text:span><text:span text:style-name="None"><text:span text:style-name="T11">Java </text:span></text:span><text:span text:style-name="None"><text:span text:style-name="T12">systems </text:span></text:span><text:span text:style-name="None"><text:span text:style-name="T11">deployed on AWS</text:span></text:span><text:span text:style-name="None"><text:span text:style-name="T12">.</text:span></text:span></text:p>
      <text:p text:style-name="P9"><text:span text:style-name="Hyperlink.0"><text:span text:style-name="T82"/></text:span></text:p>
      <text:h text:style-name="P17" text:outline-level="2"><text:span text:style-name="None"><text:span text:style-name="T22">Skill</text:span></text:span><text:span text:style-name="None"><text:span text:style-name="T23">s</text:span></text:span><text:span text:style-name="None"><text:span text:style-name="T24"> / </text:span></text:span><text:span text:style-name="None"><text:span text:style-name="T23">Experience</text:span></text:span></text:h>
      <text:p text:style-name="P12"><text:span text:style-name="T83">Java, </text:span><text:span text:style-name="T96">Kotlin, Scala</text:span><text:span text:style-name="T83">, Bash + Linux </text:span><text:span text:style-name="T84">(Postman, Curl, jq, </text:span><text:span text:style-name="T85">tmux</text:span><text:span text:style-name="T84">)</text:span><text:span text:style-name="T83">, Spring Boot </text:span><text:span text:style-name="T84">(REST, JSON)</text:span><text:span text:style-name="T83">, AWS </text:span><text:span text:style-name="T86">(S3, SQS, Lambda, Pipelines, EC2)</text:span><text:span text:style-name="T83">, Reactive eXtensions </text:span><text:span text:style-name="T84">(RxJava)</text:span><text:span text:style-name="T83">, Bulkheads </text:span><text:span text:style-name="T84">(Hystrix)</text:span><text:span text:style-name="T83">, JEE </text:span>Design Patterns, <text:span text:style-name="T83">Microservi</text:span><text:span text:style-name="T95">c</text:span><text:span text:style-name="T83">es, </text:span><text:span text:style-name="T89">ETL, </text:span><text:span text:style-name="T83">SQL </text:span><text:span text:style-name="T84">(Oracle, PostgreSQL, Maria/MySQL)</text:span><text:span text:style-name="T83">, NoSQL </text:span><text:span text:style-name="T84">(Cassandra, Mongo)</text:span><text:span text:style-name="T83">, Messaging </text:span><text:span text:style-name="T84">(JMS, SQS, Rabbit, Active MQ)</text:span><text:span text:style-name="T83">, TDD </text:span><text:span text:style-name="T84">(JUnit, Mockito, Wiremock, Gerkin, Cucumber)</text:span><text:span text:style-name="T83">, Encryption </text:span><text:span text:style-name="T84">(</text:span><text:span text:style-name="T87">SSH</text:span><text:span text:style-name="T84">, H2-MAC, NTRU, XOR)</text:span><text:span text:style-name="T83">, </text:span><text:span text:style-name="T90">RPC TCP UDP Networking </text:span><text:span text:style-name="T84">(Wireshark, </text:span><text:span text:style-name="T88">Protobuf, Finagle, </text:span><text:span text:style-name="T84">Wireshark</text:span><text:span text:style-name="T88">, RMI, CORBA</text:span><text:span text:style-name="T84">)</text:span><text:span text:style-name="T83">, </text:span><text:span text:style-name="T91">Git</text:span><text:span text:style-name="T83">, BDD, DDD, GitHub, Bitbucket, Nexus, Artifactory, Multi-factory Auth </text:span><text:span text:style-name="T84">(OAUTH)</text:span><text:span text:style-name="T83">, Single Sign-On, OSGi, </text:span><text:span text:style-name="T92">Jenkins, Bamboo, Atlassian Tools, …</text:span></text:p>
      <text:p text:style-name="P13"><text:span text:style-name="T39"/></text:p>
      <text:h text:style-name="P17" text:outline-level="2"><text:span text:style-name="None"><text:span text:style-name="T49">Education, Certifications, Patents</text:span></text:span></text:h>
      <text:list xml:id="list1739367526" text:style-name="WW8Num1">
        <text:list-item>
          <text:list>
            <text:list-item>
              <text:p text:style-name="P14"><text:span text:style-name="None"><text:span text:style-name="T41">B.S. </text:span></text:span><text:span text:style-name="None"><text:span text:style-name="T42">in</text:span></text:span><text:span text:style-name="None"><text:span text:style-name="T41"> Computer Science </text:span></text:span><text:span text:style-name="None"><text:span text:style-name="T42">at</text:span></text:span><text:span text:style-name="None"><text:span text:style-name="T41"> University of Colorado, Boulder</text:span></text:span></text:p>
            </text:list-item>
            <text:list-item>
              <text:p text:style-name="P14"><text:span text:style-name="None"><text:span text:style-name="T41">Sun Certified Java Developer, Sun Certified Java Programmer</text:span></text:span></text:p>
            </text:list-item>
            <text:list-item>
              <text:p text:style-name="P14"><text:span text:style-name="None"><text:span text:style-name="T41">AWS Certified Developer </text:span></text:span><text:span text:style-name="None"><text:span text:style-name="T43">(in progress)</text:span></text:span></text:p>
            </text:list-item>
            <text:list-item>
              <text:p text:style-name="P14"><text:span text:style-name="None"><text:span text:style-name="T47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8">#6907423</text:span></text:span></text:a><text:span text:style-name="None"><text:span text:style-name="T47"> </text:span></text:span><text:span text:style-name="None"><text:span text:style-name="T46">(S</text:span></text:span><text:span text:style-name="None"><text:span text:style-name="T45">earch engine interface and method of controlling client searches</text:span></text:span><text:span text:style-name="None"><text:span text:style-name="T46">)</text:span></text:span></text:p>
            </text:list-item>
            <text:list-item>
              <text:p text:style-name="P14"><text:span text:style-name="None"><text:span text:style-name="T41">U</text:span></text:span><text:span text:style-name="None"><text:span text:style-name="T42">SMA </text:span></text:span><text:span text:style-name="None"><text:span text:style-name="T41">at West Point </text:span></text:span><text:span text:style-name="None"><text:span text:style-name="T44">(attended)</text:span></text:span></text:p>
            </text:list-item>
          </text:list>
        </text:list-item>
      </text:list>
      <text:p text:style-name="P7"><text:span text:style-name="T1"/></text:p>
      <text:h text:style-name="P17" text:outline-level="2"><text:span text:style-name="None"><text:span text:style-name="T51">Professional Experience</text:span></text:span></text:h>
      <text:h text:style-name="P18" text:outline-level="3"><text:span text:style-name="None"><text:span text:style-name="T26">2</text:span></text:span><text:span text:style-name="None"><text:span text:style-name="T25">/202</text:span></text:span><text:span text:style-name="None"><text:span text:style-name="T27">3</text:span></text:span><text:span text:style-name="None"><text:span text:style-name="T25"> – </text:span></text:span><text:span text:style-name="None"><text:span text:style-name="T26">4</text:span></text:span><text:span text:style-name="None"><text:span text:style-name="T25">/202</text:span></text:span><text:span text:style-name="None"><text:span text:style-name="T26">4</text:span></text:span><text:span text:style-name="None"><text:span text:style-name="T25"> Software </text:span></text:span><text:span text:style-name="None"><text:span text:style-name="T26">Developer</text:span></text:span><text:span text:style-name="None"><text:span text:style-name="T25">, </text:span></text:span><text:span text:style-name="None"><text:span text:style-name="T26">Amtrak</text:span></text:span><text:span text:style-name="None"><text:span text:style-name="T30"> </text:span></text:span><text:span text:style-name="None"><text:span text:style-name="T31">(consul</text:span></text:span><text:span text:style-name="None"><text:span text:style-name="T32">t</text:span></text:span><text:span text:style-name="None"><text:span text:style-name="T31">ing)</text:span></text:span></text:h>
      <text:list text:style-name="WW8Num3">
        <text:list-item>
          <text:p text:style-name="P19"><text:span text:style-name="None"><text:span text:style-name="T17">Primary </text:span></text:span><text:span text:style-name="None"><text:span text:style-name="T18">code</text:span></text:span><text:span text:style-name="None"><text:span text:style-name="T17"> author </text:span></text:span><text:span text:style-name="None"><text:span text:style-name="T19">(30k+ lines of code) </text:span></text:span><text:span text:style-name="None"><text:span text:style-name="T17">of their AWS rewrite of their entire outbound email system for customer purchase</text:span></text:span><text:span text:style-name="None"><text:span text:style-name="T20">s</text:span></text:span><text:span text:style-name="None"><text:span text:style-name="T17"> including trip information and sales receipts. <text:s/></text:span></text:span><text:span text:style-name="T8">Sales receipts and trip information listings </text:span><text:span text:style-name="T13">for</text:span><text:span text:style-name="T8"> all Amtrak trips, </text:span><text:span text:style-name="T13">with </text:span><text:span text:style-name="T8">add-ons, </text:span><text:span text:style-name="T13">and </text:span><text:span text:style-name="T8">purchase types, </text:span><text:span text:style-name="T13">across </text:span><text:span text:style-name="T8">all Amtrak stations, passenger classes, and third-party carrie</text:span><text:span text:style-name="T13">r</text:span><text:span text:style-name="T8">s.</text:span></text:p>
        </text:list-item>
        <text:list-item>
          <text:p text:style-name="P22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17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5"><text:span text:style-name="None"><text:span text:style-name="T17"/></text:span></text:p>
      <text:h text:style-name="P18" text:outline-level="3"><text:span text:style-name="None"><text:span text:style-name="T64">6/</text:span></text:span><text:span text:style-name="None"><text:span text:style-name="T65">202</text:span></text:span><text:span text:style-name="None"><text:span text:style-name="T64">2</text:span></text:span><text:span text:style-name="None"><text:span text:style-name="T65"> – </text:span></text:span><text:span text:style-name="None"><text:span text:style-name="T64">1</text:span></text:span><text:span text:style-name="None"><text:span text:style-name="T65">/202</text:span></text:span><text:span text:style-name="None"><text:span text:style-name="T64">3</text:span></text:span><text:span text:style-name="None"><text:span text:style-name="T65"> </text:span></text:span><text:span text:style-name="None"><text:span text:style-name="T64">Senior </text:span></text:span><text:span text:style-name="None"><text:span text:style-name="T65">Software </text:span></text:span><text:span text:style-name="None"><text:span text:style-name="T64">Engineer</text:span></text:span><text:span text:style-name="None"><text:span text:style-name="T65">, </text:span></text:span><text:span text:style-name="None"><text:span text:style-name="T64">Global Healthcare Exchange </text:span></text:span><text:span text:style-name="None"><text:span text:style-name="T75">(GHX)</text:span></text:span></text:h>
      <text:list xml:id="list527485699" text:style-name="L1">
        <text:list-item>
          <text:p text:style-name="P20"><text:span text:style-name="None"><text:span text:style-name="T77">Lead team authoring software connecting hospital ERP and medical equipment purchasing systems to GHX</text:span></text:span><text:span text:style-name="None"><text:span text:style-name="T78">.</text:span></text:span></text:p>
        </text:list-item>
        <text:list-item>
          <text:p text:style-name="P20"><text:span text:style-name="None"><text:span text:style-name="T77">Used AWS EC2, SQS, S3, and Lambdas, Java, Oracle.</text:span></text:span></text:p>
        </text:list-item>
        <text:list-item>
          <text:p text:style-name="P20"><text:span text:style-name="None"><text:span text:style-name="T77">Web Services, FTP, sFTP, HTTP(S), JSON serialization/deserialization, SQL.</text:span></text:span></text:p>
        </text:list-item>
        <text:list-item>
          <text:p text:style-name="P20"><text:span text:style-name="None"><text:span text:style-name="T77">Deployed in 100’s of customer data centers, two week release cadence w/ prod deploy.</text:span></text:span></text:p>
        </text:list-item>
      </text:list>
      <text:p text:style-name="P5"><text:span text:style-name="None"><text:span text:style-name="T77"/></text:span></text:p>
      <text:h text:style-name="P18" text:outline-level="3"><text:soft-page-break/><text:span text:style-name="None"><text:span text:style-name="T66">2/</text:span></text:span><text:span text:style-name="None"><text:span text:style-name="T65">2020 – 5/2022 Software Developer, PayPal w/ TCS</text:span></text:span><text:span text:style-name="None"><text:span text:style-name="T74"> </text:span></text:span><text:span text:style-name="None"><text:span text:style-name="T76">(consulting)</text:span></text:span></text:h>
      <text:list text:continue-numbering="true" text:style-name="L1">
        <text:list-item>
          <text:p text:style-name="P20"><text:span text:style-name="None"><text:span text:style-name="T78">Implemented direct deposit signup services in Spring Boot.</text:span></text:span></text:p>
        </text:list-item>
        <text:list-item>
          <text:p text:style-name="P20"><text:span text:style-name="None"><text:span text:style-name="T78">Implemented account bank migrations, bank change, for all PayPal accounts in Spring Batch.</text:span></text:span></text:p>
        </text:list-item>
        <text:list-item>
          <text:p text:style-name="P20"><text:span text:style-name="None"><text:span text:style-name="T78">Maintained and implemented feature enhancements to a batch merchan</text:span></text:span><text:span text:style-name="None"><text:span text:style-name="T79">t</text:span></text:span><text:span text:style-name="None"><text:span text:style-name="T78"> report generation system.</text:span></text:span></text:p>
        </text:list-item>
      </text:list>
      <text:p text:style-name="P5"><text:span text:style-name="None"><text:span text:style-name="T78"/></text:span></text:p>
      <text:h text:style-name="P18" text:outline-level="3"><text:span text:style-name="None"><text:span text:style-name="T67">1</text:span></text:span><text:span text:style-name="None"><text:span text:style-name="T58">/201</text:span></text:span><text:span text:style-name="None"><text:span text:style-name="T67">9</text:span></text:span><text:span text:style-name="None"><text:span text:style-name="T65"> – </text:span></text:span><text:span text:style-name="None"><text:span text:style-name="T67">10</text:span></text:span><text:span text:style-name="None"><text:span text:style-name="T58">/201</text:span></text:span><text:span text:style-name="None"><text:span text:style-name="T67">9</text:span></text:span><text:span text:style-name="None"><text:span text:style-name="T58"> Software Engineer, </text:span></text:span><text:span text:style-name="None"><text:span text:style-name="T59">Arris/</text:span></text:span><text:span text:style-name="None"><text:span text:style-name="T58">Com</text:span></text:span><text:span text:style-name="None"><text:span text:style-name="T67">mscope</text:span></text:span><text:span text:style-name="None"><text:span text:style-name="T74"> </text:span></text:span><text:span text:style-name="None"><text:span text:style-name="T76">(consulting)</text:span></text:span></text:h>
      <text:list xml:id="list154237087949973" text:continue-list="list1739367526" text:style-name="WW8Num1">
        <text:list-item>
          <text:list>
            <text:list-item>
              <text:p text:style-name="P15"><text:span text:style-name="T80">Updated the video catalog and merchandising backend originally authored by Motorola for Bouygues Telecom, France</text:span><text:span text:style-name="T93">.</text:span></text:p>
            </text:list-item>
            <text:list-item>
              <text:p text:style-name="P15"><text:span text:style-name="T94">Java EE, Wild</text:span><text:span text:style-name="T80">F</text:span><text:span text:style-name="T94">ly, Glass</text:span><text:span text:style-name="T80">F</text:span><text:span text:style-name="T94">ish, Web</text:span><text:span text:style-name="T80">S</text:span><text:span text:style-name="T94">phere, REST, Wiremock, Mockito, Postman, Wireshark.</text:span></text:p>
            </text:list-item>
          </text:list>
        </text:list-item>
      </text:list>
      <text:p text:style-name="P6"><text:span text:style-name="T94"/></text:p>
      <text:h text:style-name="P18" text:outline-level="3"><text:span text:style-name="None"><text:span text:style-name="T58">1/2018</text:span></text:span><text:span text:style-name="None"><text:span text:style-name="T65"> – </text:span></text:span><text:span text:style-name="None"><text:span text:style-name="T58">4/2018 Software Engineer, Comcast, Corp.</text:span></text:span><text:span text:style-name="None"><text:span text:style-name="T60"> </text:span></text:span><text:span text:style-name="None"><text:span text:style-name="T61">(consulting)</text:span></text:span></text:h>
      <text:list xml:id="list154235459841361" text:continue-numbering="true" text:style-name="WW8Num1">
        <text:list-item>
          <text:list>
            <text:list-item>
              <text:p text:style-name="P16">Updated one Java system to Docker/Kubernetes, Java 11, Cucumber, Reactive Extensions, Git.</text:p>
            </text:list-item>
          </text:list>
        </text:list-item>
      </text:list>
      <text:p text:style-name="P8"/>
      <text:h text:style-name="P18" text:outline-level="3"><text:span text:style-name="None"><text:span text:style-name="T33">1/2016</text:span></text:span><text:span text:style-name="None"><text:span text:style-name="T65"> – </text:span></text:span><text:span text:style-name="None"><text:span text:style-name="T33">12/2017 Software Engineer, Charter Communications.</text:span></text:span><text:span text:style-name="None"><text:span text:style-name="T30"> </text:span></text:span><text:span text:style-name="None"><text:span text:style-name="T31">(consulting)</text:span></text:span></text:h>
      <text:list xml:id="list154235730581081" text:continue-numbering="true" text:style-name="WW8Num1">
        <text:list-item>
          <text:list>
            <text:list-item>
              <text:p text:style-name="P15">Maintained 100+ Java micro-services, added new micro-services all in Amazon Web Services.</text:p>
            </text:list-item>
            <text:list-item>
              <text:p text:style-name="P15">Linux, Netflix OSS, Cassandra NoSQL, Reactive Extensions, Java 8, SQS, SNS, S3, EC2, Active MQ, Mongo, Git, Spring.</text:p>
            </text:list-item>
          </text:list>
        </text:list-item>
      </text:list>
      <text:p text:style-name="P6"/>
      <text:h text:style-name="P18" text:outline-level="3"><text:span text:style-name="None"><text:span text:style-name="T50">9/2014</text:span></text:span><text:span text:style-name="None"><text:span text:style-name="T65"> – </text:span></text:span><text:span text:style-name="None"><text:span text:style-name="T68">2/</text:span></text:span><text:span text:style-name="None"><text:span text:style-name="T50">2015 Software Engineer, Comcast, Corp.</text:span></text:span><text:span text:style-name="None"><text:span text:style-name="T63"> </text:span></text:span><text:span text:style-name="None"><text:span text:style-name="T62">(consulting)</text:span></text:span></text:h>
      <text:list xml:id="list154236797794835" text:continue-numbering="true" text:style-name="WW8Num1">
        <text:list-item>
          <text:list>
            <text:list-item>
              <text:p text:style-name="P1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6"/>
      <text:h text:style-name="P18" text:outline-level="3"><text:bookmark text:name="_DdeLink__417_1509657990"/><text:span text:style-name="None"><text:span text:style-name="T50">2/2014</text:span></text:span><text:span text:style-name="None"><text:span text:style-name="T65"> – </text:span></text:span><text:span text:style-name="None"><text:span text:style-name="T50">5/2014 Software Engineer, Tendril, Inc.</text:span></text:span></text:h>
      <text:list xml:id="list154235991269983" text:continue-numbering="true" text:style-name="WW8Num1">
        <text:list-item>
          <text:list>
            <text:list-item>
              <text:p text:style-name="P14"><text:span text:style-name="None"><text:span text:style-name="T41">Back-end dev-ops programmer on SOA Finagle+Protobuf+Cloud Java/Scala micro-services.</text:span></text:span></text:p>
            </text:list-item>
            <text:list-item>
              <text:p text:style-name="P14"><text:span text:style-name="None"><text:span text:style-name="T41">Atlassian, Cucumber BDD, PostgreSQL, Hadoop, Hibernate, Scala, Intelli-J IDEA, Git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0">2/2010</text:span></text:span><text:span text:style-name="None"><text:span text:style-name="T65"> – </text:span></text:span><text:span text:style-name="None"><text:span text:style-name="T50">12/2013 Senior Software Engineer, JDA Software Group, Inc.</text:span></text:span></text:h>
      <text:list xml:id="list154236382217197" text:continue-numbering="true" text:style-name="WW8Num1">
        <text:list-item>
          <text:list>
            <text:list-item>
              <text:p text:style-name="P14"><text:span text:style-name="None"><text:span text:style-name="T41">Project Lead for integration of iOS, Android mobile task system with legacy web-based system</text:span></text:span></text:p>
            </text:list-item>
            <text:list-item>
              <text:p text:style-name="P14"><text:span text:style-name="None"><text:span text:style-name="T41">Tasks roughly are E-mail messages enhanced for distributing and tracking business actions.</text:span></text:span></text:p>
            </text:list-item>
            <text:list-item>
              <text:p text:style-name="P14"><text:span text:style-name="None"><text:span text:style-name="T41">Customers included Fortune-500 companies. Scalability, performance were significant.</text:span></text:span></text:p>
            </text:list-item>
            <text:list-item>
              <text:p text:style-name="P14"><text:span text:style-name="None"><text:span text:style-name="T41">Technologies: OSGi, Gradle, Git, and Sql Server, Git, Mercurial, Subversion, CVS.</text:span></text:span></text:p>
            </text:list-item>
            <text:list-item>
              <text:p text:style-name="P14"><text:span text:style-name="None"><text:span text:style-name="T41">Extended and maintained legacy J2EE web-based task management system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2">1/</text:span></text:span><text:span text:style-name="None"><text:span text:style-name="T50">2008</text:span></text:span><text:span text:style-name="None"><text:span text:style-name="T65"> – </text:span></text:span><text:span text:style-name="None"><text:span text:style-name="T69">12/</text:span></text:span><text:span text:style-name="None"><text:span text:style-name="T50">2009 Independent Software Development Consultant</text:span></text:span></text:h>
      <text:list xml:id="list154235922262260" text:continue-numbering="true" text:style-name="WW8Num1">
        <text:list-item>
          <text:list>
            <text:list-item>
              <text:p text:style-name="P14"><text:span text:style-name="None"><text:span text:style-name="T41">Extended and maintained a JEE merchandise inventory system with MySQL DB, Java, Spring.</text:span></text:span></text:p>
            </text:list-item>
            <text:list-item>
              <text:p text:style-name="P14"><text:span text:style-name="None"><text:span text:style-name="T41">Customers: AmDocs, Etilize, Bell South, eBay, Frontier Airlines, Skyway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3">2/2007</text:span></text:span><text:span text:style-name="None"><text:span text:style-name="T65"> – </text:span></text:span><text:span text:style-name="None"><text:span text:style-name="T70">12/</text:span></text:span><text:span text:style-name="None"><text:span text:style-name="T50">2007 Chief Operation Officer, Evolution Hosting, Inc.</text:span></text:span></text:h>
      <text:list xml:id="list154236099106648" text:continue-numbering="true" text:style-name="WW8Num1">
        <text:list-item>
          <text:list>
            <text:list-item>
              <text:p text:style-name="P14"><text:span text:style-name="None"><text:span text:style-name="T41">Viawest data center Linux servers for J2EE applications with Java management software, Java, Linux, VMware, Zen, Amazon Web Services.</text:span></text:span></text:p>
            </text:list-item>
            <text:list-item>
              <text:p text:style-name="P14"><text:span text:style-name="None"><text:span text:style-name="T41">Large number of customers including Crocks, Wells Fargo, and Hunter Douglass, among others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oft-page-break/><text:span text:style-name="None"><text:span text:style-name="T54">2/</text:span></text:span><text:span text:style-name="None"><text:span text:style-name="T50">2004</text:span></text:span><text:span text:style-name="None"><text:span text:style-name="T65"> – </text:span></text:span><text:span text:style-name="None"><text:span text:style-name="T71">1/</text:span></text:span><text:span text:style-name="None"><text:span text:style-name="T50">2007 Independent Software Development Consultant</text:span></text:span></text:h>
      <text:list xml:id="list154236546390445" text:continue-numbering="true" text:style-name="WW8Num1">
        <text:list-item>
          <text:list>
            <text:list-item>
              <text:p text:style-name="P14"><text:span text:style-name="None"><text:span text:style-name="T41">Created NIO client with could reach 100 Mb/s scale message rates.</text:span></text:span></text:p>
            </text:list-item>
            <text:list-item>
              <text:p text:style-name="P14"><text:span text:style-name="None"><text:span text:style-name="T41">Created new web sites, Java.</text:span></text:span></text:p>
            </text:list-item>
            <text:list-item>
              <text:p text:style-name="P14"><text:span text:style-name="None"><text:span text:style-name="T41">Consulted at eBay, Frontier Airlines, Bell South, Skyway representing Sun Microsystems, Inc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5">2/</text:span></text:span><text:span text:style-name="None"><text:span text:style-name="T50">2002</text:span></text:span><text:span text:style-name="None"><text:span text:style-name="T65"> – </text:span></text:span><text:span text:style-name="None"><text:span text:style-name="T72">2/</text:span></text:span><text:span text:style-name="None"><text:span text:style-name="T50">2004 Senior Software Architect, Packexpo, Inc.</text:span></text:span></text:h>
      <text:list xml:id="list154236122371727" text:continue-numbering="true" text:style-name="WW8Num1">
        <text:list-item>
          <text:list>
            <text:list-item>
              <text:p text:style-name="P14"><text:span text:style-name="None"><text:span text:style-name="T41">Created a reporting systems for packaging advertising services.</text:span></text:span></text:p>
            </text:list-item>
            <text:list-item>
              <text:p text:style-name="P14"><text:span text:style-name="None"><text:span text:style-name="T41">Maintained packaging advertising web site.</text:span></text:span></text:p>
            </text:list-item>
            <text:list-item>
              <text:p text:style-name="P14"><text:span text:style-name="None"><text:span text:style-name="T41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6">2/</text:span></text:span><text:span text:style-name="None"><text:span text:style-name="T50">1999</text:span></text:span><text:span text:style-name="None"><text:span text:style-name="T65"> – </text:span></text:span><text:span text:style-name="None"><text:span text:style-name="T73">1/</text:span></text:span><text:span text:style-name="None"><text:span text:style-name="T50">2002 Java Consult</text:span></text:span><text:span text:style-name="None"><text:span text:style-name="T56">ing</text:span></text:span><text:span text:style-name="None"><text:span text:style-name="T50">, Sun Java Center, Sun Microsystems, Inc.</text:span></text:span></text:h>
      <text:list xml:id="list154235298731400" text:continue-numbering="true" text:style-name="WW8Num1">
        <text:list-item>
          <text:list>
            <text:list-item>
              <text:p text:style-name="P14"><text:span text:style-name="None"><text:span text:style-name="T41">Represented Sun for RUP, UP, SunTone, OOA&amp;D mentoring and J2EE coding, Java, SCCS, Teamware, RCS, Solaris, Java.</text:span></text:span></text:p>
            </text:list-item>
            <text:list-item>
              <text:p text:style-name="P14"><text:span text:style-name="None"><text:span text:style-name="T41">Consulted at Citigroup, Vanguard Fiduciary Trust, Credit Suisse.</text:span></text:span></text:p>
            </text:list-item>
            <text:list-item>
              <text:p text:style-name="P14"><text:span text:style-name="None"><text:span text:style-name="T41">Performed an Architecture Assessment recommending SOA and JEE which later was followed as advised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8" text:outline-level="3"><text:span text:style-name="None"><text:span text:style-name="T57">4/</text:span></text:span><text:span text:style-name="None"><text:span text:style-name="T50">1998 – </text:span></text:span><text:span text:style-name="None"><text:span text:style-name="T57">1/</text:span></text:span><text:span text:style-name="None"><text:span text:style-name="T50">1999 Java Developer, Sun Microsystems, Inc.</text:span></text:span></text:h>
      <text:list text:continue-numbering="true" text:style-name="WW8Num1">
        <text:list-item>
          <text:list>
            <text:list-item>
              <text:p text:style-name="P14"><text:span text:style-name="None"><text:span text:style-name="T41">Created web-based and Swing computer assisted training systems.</text:span></text:span></text:p>
            </text:list-item>
            <text:list-item>
              <text:p text:style-name="P14"><text:span text:style-name="None"><text:span text:style-name="T41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P10"><text:span text:style-name="None"><text:span text:style-name="T41"/></text:span></text:p>
      <text:h text:style-name="P17" text:outline-level="2"><text:span text:style-name="None"><text:span text:style-name="T28">Software Architecture</text:span></text:span></text:h>
      <text:list xml:id="list2628709473" text:style-name="L2">
        <text:list-item>
          <text:p text:style-name="P21"><text:span text:style-name="T14">The C4 Model – Context, Containers, Components, Code</text:span><text:span text:style-name="T8">: </text:span><text:a xlink:type="simple" xlink:href="https://c4model.com/" text:style-name="Internet_20_link" text:visited-style-name="Visited_20_Internet_20_Link"><text:span text:style-name="Internet_20_link"><text:span text:style-name="T35">https://</text:span></text:span><text:span text:style-name="Internet_20_link"><text:span text:style-name="T36">c4model</text:span></text:span><text:span text:style-name="Internet_20_link"><text:span text:style-name="T35">.com</text:span></text:span></text:a></text:p>
        </text:list-item>
      </text:list>
      <text:p text:style-name="P5"><text:span text:style-name="Internet_20_link"><text:span text:style-name="T35"/></text:span></text:p>
      <text:h text:style-name="P17" text:outline-level="2"><text:span text:style-name="None"><text:span text:style-name="T25">Cod</text:span></text:span><text:span text:style-name="None"><text:span text:style-name="T29">e </text:span></text:span><text:span text:style-name="None"><text:span text:style-name="T34">Examples</text:span></text:span></text:h>
      <text:list text:continue-numbering="true" text:style-name="L2">
        <text:list-item>
          <text:p text:style-name="P21"><text:span text:style-name="T8">Finite State Machine: </text:span><text:a xlink:type="simple" xlink:href="https://github.com/chadwickboggs/fsm" text:style-name="Internet_20_link" text:visited-style-name="Visited_20_Internet_20_Link"><text:span text:style-name="Internet_20_link"><text:span text:style-name="T35">https://github.com/chadwickboggs/fsm</text:span></text:span></text:a></text:p>
        </text:list-item>
        <text:list-item>
          <text:p text:style-name="P21"><text:span text:style-name="T8">Crypto</text:span><text:span text:style-name="T15">graphy: </text:span><text:a xlink:type="simple" xlink:href="https://github.com/chadwickboggs/crypto" text:style-name="Internet_20_link" text:visited-style-name="Visited_20_Internet_20_Link"><text:span text:style-name="Internet_20_link"><text:span text:style-name="T35">https://github.com/chadwickboggs/crypto</text:span></text:span></text:a></text:p>
        </text:list-item>
        <text:list-item>
          <text:p text:style-name="P21"><text:span text:style-name="T16">Spring Boot</text:span><text:span text:style-name="T8">:</text:span><text:span text:style-name="T21"> </text:span><text:a xlink:type="simple" xlink:href="https://github.com/chadwickboggs/xchange" text:style-name="Internet_20_link" text:visited-style-name="Visited_20_Internet_20_Link"><text:span text:style-name="Internet_20_link"><text:span text:style-name="T37">https://github.com/chadwickboggs/xchange</text:span></text:span></text:a></text:p>
        </text:list-item>
      </text:list>
      <text:p text:style-name="P5"><text:span text:style-name="Internet_20_link"><text:span text:style-name="T37"/></text:span></text:p>
      <text:h text:style-name="P17" text:outline-level="2"><text:span text:style-name="None"><text:span text:style-name="T38">Profile Image</text:span></text:span></text:h>
      <text:list text:style-name="L3">
        <text:list-item>
          <text:p text:style-name="P23"><text:span text:style-name="T40">Tiffany Timbric: </text:span><text:a xlink:type="simple" xlink:href="https://tiffanytimbric.com/images/profile_image.jpg" text:style-name="Internet_20_link" text:visited-style-name="Visited_20_Internet_20_Link"><text:span text:style-name="T40">https://tiffanytimbric.com/images/profile_image.jpg</text:span></text:a></text:p>
        </text:list-item>
      </text:list>
      <text:p text:style-name="P1"><text:span text:style-name="None"><text:span text:style-name="T4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1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19T15:42:34.984522341</dc:date>
    <meta:editing-cycles>114</meta:editing-cycles>
    <meta:editing-duration>PT3H49M30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0" meta:image-count="0" meta:object-count="0" meta:page-count="3" meta:paragraph-count="73" meta:word-count="899" meta:character-count="6837" meta:non-whitespace-character-count="6007"/>
  </office:meta>
</office:document-meta>
</file>